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paragraph-rsid="0018448a" style:font-size-asian="15pt" style:font-size-complex="15pt"/>
    </style:style>
    <style:style style:name="P4" style:family="paragraph" style:parent-style-name="Standard">
      <style:text-properties fo:font-size="15pt" officeooo:paragraph-rsid="001a21c4" style:font-size-asian="15pt" style:font-size-complex="15pt"/>
    </style:style>
    <style:style style:name="P5" style:family="paragraph" style:parent-style-name="Standard">
      <style:text-properties fo:font-size="15pt" officeooo:paragraph-rsid="001826cb" style:font-size-asian="15pt" style:font-size-complex="15pt"/>
    </style:style>
    <style:style style:name="P6" style:family="paragraph" style:parent-style-name="Standard">
      <style:text-properties fo:font-size="15pt" officeooo:paragraph-rsid="001a2611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8" style:family="paragraph" style:parent-style-name="Standard">
      <style:text-properties fo:font-size="15pt" officeooo:paragraph-rsid="001b2a3f" style:font-size-asian="15pt" style:font-size-complex="15pt"/>
    </style:style>
    <style:style style:name="P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paragraph-rsid="001826cb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paragraph-rsid="001a2611" style:font-size-asian="15pt" style:font-weight-asian="bold" style:font-size-complex="15pt" style:font-weight-complex="bold"/>
    </style:style>
    <style:style style:name="T1" style:family="text">
      <style:text-properties fo:font-weight="bold" officeooo:rsid="001826cb" style:font-weight-asian="bold" style:font-weight-complex="bold"/>
    </style:style>
    <style:style style:name="T2" style:family="text">
      <style:text-properties fo:font-weight="bold" officeooo:rsid="001a2611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1826cb"/>
    </style:style>
    <style:style style:name="T5" style:family="text">
      <style:text-properties officeooo:rsid="001a21c4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826cb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826cb" style:font-size-asian="16pt" style:font-weight-asian="normal" style:font-size-complex="16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26cb" style:font-weight-asian="normal" style:font-weight-complex="normal"/>
    </style:style>
    <style:style style:name="T13" style:family="text">
      <style:text-properties officeooo:rsid="001a2611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Only A Holy God</text:span></text:p>
      <text:p text:style-name="P9">Verse 1</text:p>
      <text:p text:style-name="P3">Who else commands all the hosts of heaven,</text:p>
      <text:p text:style-name="P3">Who else could make every king bow down</text:p>
      <text:p text:style-name="P3">Who else can whisper and darkness trembles, Only a Holy God</text:p>
      <text:p text:style-name="P2"/>
      <text:p text:style-name="P9">Verse 2</text:p>
      <text:p text:style-name="P3">What other beauty demands such praises</text:p>
      <text:p text:style-name="P3">What other splendour outshines the sun</text:p>
      <text:p text:style-name="P3">What other majesty rules with justice, Only a Holy God</text:p>
      <text:p text:style-name="P2"/>
      <text:p text:style-name="P9">Chorus</text:p>
      <text:p text:style-name="P2">Come and behold Him, <text:span text:style-name="T4">t</text:span>he One and the Only</text:p>
      <text:p text:style-name="P4">Cry out sing holy, <text:span text:style-name="T5">F</text:span>orever a Holy God</text:p>
      <text:p text:style-name="P4">Come and worship the Holy God</text:p>
      <text:p text:style-name="P2"/>
      <text:p text:style-name="P9">Verse 3</text:p>
      <text:p text:style-name="P3">What other glory consumes like fire</text:p>
      <text:p text:style-name="P3">What other power can raise the dead</text:p>
      <text:p text:style-name="P3">What other name remains undefeated, Only a Holy God</text:p>
      <text:p text:style-name="P5"/>
      <text:p text:style-name="P10"><text:span text:style-name="T4">Chorus</text:span></text:p>
      <text:p text:style-name="P2"/>
      <text:p text:style-name="P9">Verse 4</text:p>
      <text:p text:style-name="P2">Who else could rescue me from my failing</text:p>
      <text:p text:style-name="P2">Who else would offer His only Son</text:p>
      <text:p text:style-name="P2">Who else invites me to call Him Father</text:p>
      <text:p text:style-name="P2">Only a Holy God, <text:span text:style-name="T5">O</text:span>nly my Holy God</text:p>
      <text:p text:style-name="P5"><text:line-break/><text:span text:style-name="T2">Chorus</text:span></text:p>
      <text:p text:style-name="P5"/>
      <text:p text:style-name="P11">Chorus <text:span text:style-name="T13">w/Finale</text:span></text:p>
      <text:p text:style-name="P6">Come and behold Him, <text:span text:style-name="T4">t</text:span>he One and the Only</text:p>
      <text:p text:style-name="P6">Cry out sing holy, <text:span text:style-name="T5">F</text:span>orever a Holy God</text:p>
      <text:p text:style-name="P8"><text:span text:style-name="T12">Come and worship the Holy God</text:span></text:p>
      <text:p text:style-name="P8"><text:span text:style-name="T11">Come and worship the Holy God</text:span><text:line-break/></text:p>
      <text:p text:style-name="P1">CCLI Song #7073332, Dustin Smith | Jonny Robinson | Michael Farren | Rich Thompson</text:p>
      <text:p text:style-name="P1">© 2016 CityAlight Music; Farren Love And War Publishing; Integrity's Alleluia! Music; Integrity's Praise! Music</text:p>
      <text:p text:style-name="Standard"><text:span text:style-name="T3">For use solely with the SongSelect® </text:span><text:a xlink:type="simple" xlink:href="https://songselect.ccli.com/about/termsofuse" text:style-name="Internet_20_link" text:visited-style-name="Visited_20_Internet_20_Link"><text:span text:style-name="T3">Terms of Use</text:span></text:a><text:span text:style-name="T3">. All rights reserved.</text:span><text:a xlink:type="simple" xlink:href="http://www.ccli.com/" text:style-name="Internet_20_link" text:visited-style-name="Visited_20_Internet_20_Link"><text:span text:style-name="T3">www.ccli.com</text:span></text:a><text:span text:style-name="T3">. CCLI License # 326605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22:40:51.528564647</meta:creation-date>
    <dc:date>2024-07-17T00:05:57.520183941</dc:date>
    <meta:editing-duration>PT1H25M4S</meta:editing-duration>
    <meta:editing-cycles>7</meta:editing-cycles>
    <meta:generator>LibreOffice/7.6.7.2$Linux_X86_64 LibreOffice_project/60$Build-2</meta:generator>
    <meta:print-date>2024-07-16T22:57:12.536437180</meta:print-date>
    <meta:printed-by>PDF files</meta:printed-by>
    <meta:document-statistic meta:table-count="0" meta:image-count="0" meta:object-count="0" meta:page-count="1" meta:paragraph-count="32" meta:word-count="216" meta:character-count="1155" meta:non-whitespace-character-count="969"/>
  </office:meta>
</office:document-meta>
</file>